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 style:parent-style-name="standard">
      <style:graphic-properties draw:marker-start="Arrow" draw:marker-end="Arrow" draw:textarea-vertical-align="middle"/>
    </style:style>
    <style:style style:name="P1" style:family="paragraph">
      <style:paragraph-properties fo:text-align="center"/>
      <style:text-properties fo:font-family="'Meiryo UI'" style:font-family-generic="modern" style:font-pitch="variable" fo:font-size="9pt" style:font-size-asian="9pt" style:font-size-complex="9pt"/>
    </style:style>
    <style:style style:name="P2" style:family="paragraph">
      <style:paragraph-properties fo:text-align="center"/>
      <style:text-properties fo:color="#ff0000"/>
    </style:style>
    <style:style style:name="P3" style:family="paragraph">
      <style:paragraph-properties fo:text-align="center"/>
    </style:style>
    <style:style style:name="T1" style:family="text">
      <style:text-properties fo:font-family="'Meiryo UI'" style:font-family-generic="modern" style:font-pitch="variable" fo:font-size="9pt" style:font-size-asian="9pt" style:font-size-complex="9pt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4.5cm" svg:height="1.8cm" svg:x="3.5cm" svg:y="5cm">
          <text:p text:style-name="P1"><text:span text:style-name="T1">MainMen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.5cm" svg:height="1.8cm" svg:x="12.3cm" svg:y="5cm">
          <text:p text:style-name="P1"><text:span text:style-name="T1">InstallMat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4.5cm" svg:height="1.8cm" svg:x="12.3cm" svg:y="9.7cm">
          <text:p text:style-name="P1"><text:span text:style-name="T1">ListInstalledMat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4.5cm" svg:height="1.8cm" svg:x="12.3cm" svg:y="13cm">
          <text:p text:style-name="P1"><text:span text:style-name="T1">EditMat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4.5cm" svg:height="1.8cm" svg:x="19.5cm" svg:y="9.7cm">
          <text:p text:style-name="P1"><text:span text:style-name="T1">GenerateConfi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4.5cm" svg:height="1.8cm" svg:x="26.9cm" svg:y="9.7cm">
          <text:p text:style-name="P1"><text:span text:style-name="T1">GeneratedResu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8cm" svg:y1="5.9cm" svg:x2="12.3cm" svg:y2="5.9cm" draw:start-shape="id1" draw:start-glue-point="1" draw:end-shape="id2" svg:d="m8000 5900h4300" svg:viewBox="0 0 4301 1">
          <text:p text:style-name="P2"><text:span text:style-name="T2">Install</text:span></text:p>
          <text:p text:style-name="P2"><text:span text:style-name="T2">Materials</text:span></text:p>
        </draw:connector>
        <draw:connector draw:style-name="gr2" draw:text-style-name="P2" draw:layer="layout" svg:x1="14.55cm" svg:y1="6.8cm" svg:x2="14.55cm" svg:y2="9.7cm" draw:start-shape="id2" draw:start-glue-point="2" draw:end-shape="id3" draw:end-glue-point="0" svg:d="m14550 6800v2900" svg:viewBox="0 0 1 2901">
          <text:p text:style-name="P2"><text:span text:style-name="T2">Install</text:span></text:p>
        </draw:connector>
        <draw:connector draw:style-name="gr2" draw:text-style-name="P2" draw:layer="layout" draw:line-skew="-1.151cm" svg:x1="8cm" svg:y1="5.9cm" svg:x2="12.3cm" svg:y2="10.6cm" draw:start-shape="id1" draw:start-glue-point="1" draw:end-shape="id3" svg:d="m8000 5900h1000v4700h3300" svg:viewBox="0 0 4301 4701">
          <text:p text:style-name="P2"><text:span text:style-name="T2">Generate</text:span></text:p>
          <text:p text:style-name="P2"><text:span text:style-name="T2">Memento</text:span></text:p>
        </draw:connector>
        <draw:connector draw:style-name="gr3" draw:text-style-name="P3" draw:layer="layout" svg:x1="14.55cm" svg:y1="11.5cm" svg:x2="14.55cm" svg:y2="13cm" draw:start-shape="id3" draw:end-shape="id4" draw:end-glue-point="0" svg:d="m14550 11500v1500" svg:viewBox="0 0 1 1501">
          <text:p/>
        </draw:connector>
        <draw:connector draw:style-name="gr2" draw:text-style-name="P2" draw:layer="layout" svg:x1="16.8cm" svg:y1="10.6cm" svg:x2="19.5cm" svg:y2="10.6cm" draw:start-shape="id3" draw:start-glue-point="1" draw:end-shape="id5" svg:d="m16800 10600h2700" svg:viewBox="0 0 2701 1">
          <text:p text:style-name="P2"><text:span text:style-name="T2">Generate</text:span></text:p>
          <text:p text:style-name="P2"><text:span text:style-name="T2"/></text:p>
        </draw:connector>
        <draw:connector draw:style-name="gr2" draw:text-style-name="P2" draw:layer="layout" svg:x1="24cm" svg:y1="10.6cm" svg:x2="26.9cm" svg:y2="10.6cm" draw:start-shape="id5" draw:start-glue-point="1" draw:end-shape="id6" svg:d="m24000 10600h2900" svg:viewBox="0 0 2901 1">
          <text:p text:style-name="P2"><text:span text:style-name="T2">Generate</text:span></text:p>
          <text:p text:style-name="P2"><text:span text:style-name="T2"/></text:p>
        </draw:connector>
      </draw:page>
      <draw:page draw:name="page2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24T19:49:06.55</meta:creation-date>
    <dc:date>2013-03-24T21:04:03.56</dc:date>
    <meta:editing-duration>PT26M21S</meta:editing-duration>
    <meta:editing-cycles>1</meta:editing-cycles>
    <meta:document-statistic meta:object-count="12"/>
    <meta:generator>LibreOffice/4.0.0.3$Windows_x86 LibreOffice_project/7545bee9c2a0782548772a21bc84a9dcc583b89</meta:generator>
  </office:meta>
</office:document-meta>
</file>